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Zon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Zone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Zone_Translations.B1048576">
          <table:error-message table:message-type="stop" table:display="true"/>
        </table:content-validation>
      </table:content-validations>
      <table:table table:name="Transfer_Zone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Delete</text:p>
          </table:table-cell>
          <table:table-cell office:value-type="float" office:value="1995">
            <text:p>1995</text:p>
          </table:table-cell>
          <table:table-cell office:value-type="string">
            <text:p>Test_08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Transfer_Zone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8:5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5M30S</meta:editing-duration>
    <meta:editing-cycles>6</meta:editing-cycles>
    <meta:initial-creator>user user</meta:initial-creator>
    <dc:date>2020-10-28T13:46:43.50</dc:date>
    <dc:creator>Sachin Patel</dc:creator>
    <meta:document-statistic meta:table-count="2" meta:cell-count="10" meta:object-count="0"/>
  </office:meta>
</office:document-meta>
</file>